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Task.setServerProtocol( String server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Servi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Task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JndiPath( String jnd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Server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Jndi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ObjectName( Class syste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ContainerName( String contain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JMXConnector( JMXService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Task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Task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biTask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getAdminCommand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Task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is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